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1098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9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ela Davis</text:p>
          </table:table-cell>
          <table:table-cell table:style-name="ce2009"/>
          <table:table-cell table:style-name="ce2010"/>
          <table:table-cell table:style-name="ce1565"/>
          <table:table-cell table:style-name="ce26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ri</text:p>
          </table:table-cell>
          <table:table-cell table:style-name="ce2024"/>
          <table:table-cell table:style-name="ce2016" office:value-type="string" calcext:value-type="string">
            <text:p>ri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ri</text:p>
          </table:table-cell>
          <table:table-cell table:style-name="ce2024" office:value-type="string" calcext:value-type="string">
            <text:p>x</text:p>
          </table:table-cell>
          <table:table-cell table:style-name="ce2016" office:value-type="string" calcext:value-type="string">
            <text:p>ri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37"/>
          <table:table-cell table:number-columns-repeated="44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 text:c="2"/></text:p>
          </table:table-cell>
          <table:table-cell table:style-name="ce2028" office:value-type="string" calcext:value-type="string">
            <text:p><text:s/></text:p>
          </table:table-cell>
          <table:table-cell table:style-name="ce2037"/>
          <table:table-cell table:style-name="ce1565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 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 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l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l</text:p>
          </table:table-cell>
          <table:table-cell table:style-name="ce2024" office:value-type="string" calcext:value-type="string">
            <text:p>h</text:p>
          </table:table-cell>
          <table:table-cell table:style-name="ce2024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1565" table:number-columns-repeated="18"/>
          <table:table-cell table:style-name="ce1568"/>
          <table:table-cell table:style-name="ce1565" table:number-columns-repeated="45"/>
        </table:table-row>
        <table:table-row table:style-name="ro2">
          <table:table-cell table:style-name="ce2004"/>
          <table:table-cell table:number-columns-repeated="2"/>
          <table:table-cell table:style-name="ce1565" table:number-columns-repeated="13"/>
          <table:table-cell table:number-columns-repeated="8"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2004"/>
          <table:table-cell table:number-columns-repeated="2"/>
          <table:table-cell table:style-name="ce2017" table:number-columns-repeated="14"/>
          <table:table-cell table:style-name="ce2033"/>
          <table:table-cell table:style-name="ce2035" office:value-type="string" calcext:value-type="string">
            <text:p>E</text:p>
          </table:table-cell>
          <table:table-cell table:style-name="ce2037"/>
          <table:table-cell table:style-name="ce1565"/>
          <table:table-cell table:style-name="ce2040" table:number-columns-repeated="13"/>
          <table:table-cell table:number-columns-repeated="30"/>
        </table:table-row>
        <table:table-row table:style-name="ro3">
          <table:table-cell table:style-name="ce2004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 office:value-type="string" calcext:value-type="string">
            <text:p><text:s/></text:p>
          </table:table-cell>
          <table:table-cell table:style-name="ce2018" office:value-type="string" calcext:value-type="string">
            <text:p>E</text:p>
          </table:table-cell>
          <table:table-cell table:style-name="ce2025" office:value-type="string" calcext:value-type="string">
            <text:p><text:s/></text:p>
          </table:table-cell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5"/>
          <table:table-cell table:style-name="ce2040" table:number-columns-repeated="2"/>
          <table:table-cell table:number-columns-repeated="38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200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S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/>
          <table:table-cell table:number-columns-repeated="2" table:style-name="ce2026" office:value-type="string" calcext:value-type="string">
            <text:p>A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S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7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S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5"/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4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2005"/>
          <table:table-cell table:number-columns-repeated="2"/>
          <table:table-cell table:style-name="ce2021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200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E</text:p>
          </table:table-cell>
          <table:table-cell table:style-name="ce2026"/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E</text:p>
          </table:table-cell>
          <table:table-cell table:style-name="ce2030" office:value-type="string" calcext:value-type="string">
            <text:p>E</text:p>
          </table:table-cell>
          <table:table-cell table:style-name="ce2019" office:value-type="string" calcext:value-type="string">
            <text:p>E</text:p>
          </table:table-cell>
          <table:table-cell table:style-name="ce2026" office:value-type="string" calcext:value-type="string">
            <text:p>E</text:p>
          </table:table-cell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number-columns-repeated="2" table:style-name="ce2026" office:value-type="string" calcext:value-type="string">
            <text:p><text:s/>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style-name="ce2008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E</text:p>
          </table:table-cell>
          <table:table-cell table:style-name="ce2016"/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/>
          <table:table-cell table:style-name="ce2028"/>
          <table:table-cell table:style-name="ce2037"/>
          <table:table-cell table:style-name="ce2021"/>
          <table:table-cell table:number-columns-repeated="43"/>
        </table:table-row>
        <table:table-row table:style-name="ro3">
          <table:table-cell table:style-name="ce200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E</text:p>
          </table:table-cell>
          <table:table-cell table:style-name="ce2016" office:value-type="string" calcext:value-type="string">
            <text:p>E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number-columns-repeated="3"/>
          <table:table-cell table:style-name="ce2007" office:value-type="string" calcext:value-type="string">
            <text:p>repeat until cut </text:p>
          </table:table-cell>
          <table:table-cell table:style-name="ce2003" table:number-columns-repeated="11"/>
          <table:table-cell table:style-name="ce1565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8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  <number:text>.</number:text>
    </number:time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7P2" style:volatile="true">
      <number:text> </number:text>
      <number:fill-character> </number:fill-character>
      <number:text>-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0P2" style:volatile="true">
      <number:text> </number:text>
      <number:fill-character> </number:fill-character>
      <number:text>- zł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decimal-places="0" number:min-integer-digits="1" number:grouping="true"/>
      <number:text> zł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zł</number:text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74P0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2" style:volatile="true">
      <number:text> </number:text>
      <number:fill-character> </number:fill-character>
      <number:text>- €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2" number:min-decimal-places="2" number:min-integer-digits="1" number:grouping="true"/>
      <number:text> zł</number:text>
    </number:number-style>
    <number:number-style style:name="N18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zł</number:text>
    </number:number-style>
    <number:number-style style:name="N18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4P0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_20_1_20_page" style:display-name="Portrait 1 page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1-02T13:51:47.751000000</dc:date>
    <meta:print-date>2011-06-12T10:16:13</meta:print-date>
    <meta:editing-cycles>323</meta:editing-cycles>
    <meta:editing-duration>P14DT9H50M21S</meta:editing-duration>
    <meta:generator>LibreOffice/7.6.2.1$Windows_X86_64 LibreOffice_project/56f7684011345957bbf33a7ee678afaf4d2ba333</meta:generator>
    <meta:document-statistic meta:table-count="1" meta:cell-count="231" meta:object-count="0"/>
  </office:meta>
</office:document-meta>
</file>